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  <style:text-properties officeooo:paragraph-rsid="0144d40e"/>
    </style:style>
    <style:style style:name="T1" style:family="text">
      <style:text-properties fo:color="#1c1c1c" style:font-name="Ubuntu" fo:font-size="18pt" style:text-underline-style="none" fo:font-weight="bold" officeooo:rsid="0144d40e" style:font-size-asian="16pt" style:font-weight-asian="bold" style:font-name-complex="Ubuntu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Create social network like Instagram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user can choose their tier and based on it will display posts to them </text:span></text:span></text:p>
      <text:p text:style-name="P1"><text:span text:style-name="Source_20_Text"><text:span text:style-name="T1">when user create post can upload multiple files and they will upload to directory specific for this user based on his id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555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3T15:29:00.500263224</dc:date>
    <meta:editing-duration>P1DT9H19M28S</meta:editing-duration>
    <meta:editing-cycles>105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41" meta:character-count="228" meta:non-whitespace-character-count="187"/>
  </office:meta>
</office:document-meta>
</file>